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1e40a0" officeooo:paragraph-rsid="000e617b"/>
    </style:style>
    <style:style style:name="P2" style:family="paragraph" style:parent-style-name="Table_20_Contents">
      <style:text-properties officeooo:rsid="0023c411" officeooo:paragraph-rsid="000e617b"/>
    </style:style>
    <style:style style:name="P3" style:family="paragraph" style:parent-style-name="Table_20_Contents">
      <style:text-properties officeooo:rsid="000e617b" officeooo:paragraph-rsid="000e617b"/>
    </style:style>
    <style:style style:name="P4" style:family="paragraph" style:parent-style-name="Standard">
      <style:text-properties officeooo:rsid="000e617b" officeooo:paragraph-rsid="000e617b"/>
    </style:style>
    <style:style style:name="P5" style:family="paragraph" style:parent-style-name="Standard">
      <style:text-properties fo:font-weight="bold" officeooo:rsid="000e617b" officeooo:paragraph-rsid="000e617b" style:font-weight-asian="bold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e617b" officeooo:paragraph-rsid="000e617b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e617b" officeooo:paragraph-rsid="0010eec3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e617b" officeooo:paragraph-rsid="000e617b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0eec3" officeooo:paragraph-rsid="0010eec3"/>
    </style:style>
    <style:style style:name="P10" style:family="paragraph" style:parent-style-name="Standard">
      <style:text-properties officeooo:rsid="000e617b" officeooo:paragraph-rsid="00122b4d"/>
    </style:style>
    <style:style style:name="P11" style:family="paragraph" style:parent-style-name="Standard">
      <style:text-properties officeooo:paragraph-rsid="00122b4d"/>
    </style:style>
    <style:style style:name="P12" style:family="paragraph" style:parent-style-name="Standard">
      <style:text-properties officeooo:paragraph-rsid="000e617b"/>
    </style:style>
    <style:style style:name="P13" style:family="paragraph" style:parent-style-name="Header">
      <style:text-properties officeooo:paragraph-rsid="00122b4d"/>
    </style:style>
    <style:style style:name="P14" style:family="paragraph" style:parent-style-name="Table_20_Contents">
      <style:text-properties officeooo:rsid="000e617b" officeooo:paragraph-rsid="00122b4d"/>
    </style:style>
    <style:style style:name="P15" style:family="paragraph" style:parent-style-name="Table_20_Contents">
      <style:text-properties officeooo:rsid="001e40a0" officeooo:paragraph-rsid="00122b4d"/>
    </style:style>
    <style:style style:name="P16" style:family="paragraph" style:parent-style-name="Table_20_Contents">
      <style:text-properties officeooo:rsid="0023c411" officeooo:paragraph-rsid="00122b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eec3" style:font-weight-asian="bold" style:font-weight-complex="bold"/>
    </style:style>
    <style:style style:name="T3" style:family="text">
      <style:text-properties fo:font-weight="bold" officeooo:rsid="000e617b" style:font-weight-asian="bold" style:font-weight-complex="bold"/>
    </style:style>
    <style:style style:name="T4" style:family="text">
      <style:text-properties officeooo:rsid="0010eec3"/>
    </style:style>
    <style:style style:name="T5" style:family="text">
      <style:text-properties officeooo:rsid="000e6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A collection of key value pairs. Useful when you can relate data to a unique value. Quick access.<text:line-break/><text:line-break/>Interviewer Notes:<text:line-break/>- </text:span><text:span text:style-name="T3">Ask them to explain Hashing. </text:span></text:p>
      <text:p text:style-name="P6">hint: To hash something, means to takes a value, and then compute an (ideally) unique index from it. This index can be used to assign a place for the value in an array. </text:p>
      <text:p text:style-name="P6"/>
      <text:p text:style-name="P8"><text:span text:style-name="T1">- How does a </text:span><text:span text:style-name="T2">dictionary</text:span><text:span text:style-name="T1"> use hashing?</text:span></text:p>
      <text:p text:style-name="P6">A <text:span text:style-name="T4">dictionary </text:span>generates a hash, based on the key in a key value pair. This hash is then used as the index to an array. This position in the array stores the value.</text:p>
      <text:p text:style-name="P4"/>
      <text:p text:style-name="P4"><text:span text:style-name="T1">- What is its time Complexity?</text:span><text:line-break/><text:tab/>hint: O(1), it provides constant time access to its elements.<text:line-break/><text:line-break/>- <text:span text:style-name="T1">Uses? </text:span></text:p>
      <text:p text:style-name="P6">(NoSQL databases, one to one mappings like phone number to person, or parent to child)</text:p>
      <text:p text:style-name="P4"/>
      <text:p text:style-name="P5">- If you were to implement a <text:span text:style-name="T4">dictionary</text:span>, which functions would you include?</text:p>
      <text:p text:style-name="P6">hint: put(), get(), size(), contains(), at a minimum.</text:p>
      <text:p text:style-name="P4"/>
      <text:p text:style-name="P5">- What is a collision?</text:p>
      <text:p text:style-name="P6">hint: A collision occurs when two keys generate the same hash.</text:p>
      <text:p text:style-name="P4"/>
      <text:p text:style-name="P5">- If you did have a collision, how could you address it?</text:p>
      <text:p text:style-name="P7">hint: you need to increase the space available for storing values. For instance, double the size of the array backing your <text:span text:style-name="T4">dictionary</text:span>.</text:p>
      <text:p text:style-name="P7"/>
      <text:p text:style-name="P7"><text:span text:style-name="T4">An additional solution could be to store a linked list in each position of your array. Then, as more items collided at that index, add them each to the linked list.</text:span><text:line-break/></text:p>
      <text:p text:style-name="P9">Next topics:</text:p>
      <text:p text:style-name="P9">Easy:</text:p>
      <text:p text:style-name="P9"><text:tab/>Discuss other data structures</text:p>
      <text:p text:style-name="P9">Not So Easy</text:p>
      <text:p text:style-name="P9"><text:tab/>Data Structures: Dictionary (Not So Easy), to discuss implementing this in cod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e617b" officeooo:paragraph-rsid="00122b4d"/>
    </style:style>
    <style:style style:name="MP2" style:family="paragraph" style:parent-style-name="Table_20_Contents">
      <style:text-properties officeooo:rsid="000e617b" officeooo:paragraph-rsid="00122b4d"/>
    </style:style>
    <style:style style:name="MP3" style:family="paragraph" style:parent-style-name="Table_20_Contents">
      <style:text-properties officeooo:rsid="001e40a0" officeooo:paragraph-rsid="00122b4d"/>
    </style:style>
    <style:style style:name="MP4" style:family="paragraph" style:parent-style-name="Table_20_Contents">
      <style:text-properties officeooo:rsid="0023c411" officeooo:paragraph-rsid="00122b4d"/>
    </style:style>
    <style:style style:name="MP5" style:family="paragraph" style:parent-style-name="Standard">
      <style:text-properties officeooo:paragraph-rsid="00122b4d"/>
    </style:style>
    <style:style style:name="MT1" style:family="text">
      <style:text-properties officeooo:rsid="0010ee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Dictionary <text:span text:style-name="MT1">(Map, Hashmap)</text:span>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31:06.852000000</meta:creation-date>
    <dc:date>2017-04-09T17:49:10.912000000</dc:date>
    <meta:editing-duration>PT11M49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2" meta:word-count="266" meta:character-count="1466" meta:non-whitespace-character-count="1213"/>
  </office:meta>
</office:document-meta>
</file>